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89a5" officeooo:paragraph-rsid="000489a5"/>
    </style:style>
    <style:style style:name="P2" style:family="paragraph" style:parent-style-name="Standard">
      <style:text-properties officeooo:rsid="00068c42" officeooo:paragraph-rsid="00068c42"/>
    </style:style>
    <style:style style:name="P3" style:family="paragraph" style:parent-style-name="Standard">
      <style:text-properties officeooo:rsid="000b0773" officeooo:paragraph-rsid="000b0773"/>
    </style:style>
    <style:style style:name="P4" style:family="paragraph" style:parent-style-name="Standard">
      <style:text-properties officeooo:rsid="000e87a9" officeooo:paragraph-rsid="000e87a9"/>
    </style:style>
    <style:style style:name="T1" style:family="text">
      <style:text-properties officeooo:rsid="0004de67"/>
    </style:style>
    <style:style style:name="T2" style:family="text">
      <style:text-properties officeooo:rsid="0004ff10"/>
    </style:style>
    <style:style style:name="T3" style:family="text">
      <style:text-properties officeooo:rsid="00068c42"/>
    </style:style>
    <style:style style:name="T4" style:family="text">
      <style:text-properties officeooo:rsid="000856df"/>
    </style:style>
    <style:style style:name="T5" style:family="text">
      <style:text-properties officeooo:rsid="000a578c"/>
    </style:style>
    <style:style style:name="T6" style:family="text">
      <style:text-properties officeooo:rsid="000b0773"/>
    </style:style>
    <style:style style:name="T7" style:family="text">
      <style:text-properties officeooo:rsid="000beabe"/>
    </style:style>
    <style:style style:name="T8" style:family="text">
      <style:text-properties officeooo:rsid="000c6581"/>
    </style:style>
    <style:style style:name="T9" style:family="text">
      <style:text-properties officeooo:rsid="000d0b01"/>
    </style:style>
    <style:style style:name="T10" style:family="text">
      <style:text-properties officeooo:rsid="00110b73"/>
    </style:style>
    <style:style style:name="T11" style:family="text">
      <style:text-properties officeooo:rsid="0011a27d"/>
    </style:style>
    <style:style style:name="T12" style:family="text">
      <style:text-properties officeooo:rsid="001202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3 </text:p>
      <text:p text:style-name="P1"/>
      <text:p text:style-name="P1">PGCN – <text:span text:style-name="T1">política de gestão de continuidade de negócios </text:span></text:p>
      <text:p text:style-name="P1"/>
      <text:p text:style-name="P1">-<text:span text:style-name="T2">conjunto de processos e de atividades que uma org. deve ter para garantir resistência aos diversos problemas e gerenciar adequadamente os riscos.</text:span></text:p>
      <text:p text:style-name="P1">-<text:span text:style-name="T2">devem ser revisadas periodicamente à medida que as tecnologias evoluem e os riscos comerciais mudam.</text:span></text:p>
      <text:p text:style-name="P1">-<text:span text:style-name="T3">identifica as potenciais ameaças para uma org. e os possíveis danos nas operações de negócio. </text:span></text:p>
      <text:p text:style-name="P1"/>
      <text:p text:style-name="P2">ITIL – <text:span text:style-name="T4">information technology infraestructure library - </text:span><text:s/><text:span text:style-name="T4">(</text:span>gerenciamento de continuidade<text:span text:style-name="T4">)</text:span></text:p>
      <text:p text:style-name="P2">-<text:span text:style-name="T5">Biblioteca de Infraestrutura da Tecnologia da Informação </text:span></text:p>
      <text:p text:style-name="P2"/>
      <text:p text:style-name="P2">-<text:span text:style-name="T6">estratégia de serviços </text:span></text:p>
      <text:p text:style-name="P2">-<text:span text:style-name="T6">design de serviço </text:span></text:p>
      <text:p text:style-name="P2"/>
      <text:p text:style-name="P3"><text:span text:style-name="T12">Gerenciamento</text:span><text:span text:style-name="T10"> </text:span><text:span text:style-name="T11">de </text:span>Continuidade de <text:span text:style-name="T9">serviços</text:span> de tecnologia da informação (GCSTI)</text:p>
      <text:p text:style-name="P3">-<text:span text:style-name="T7">seu objetivo é gerenciar riscos capazes de afetar os serviços de TI. </text:span></text:p>
      <text:p text:style-name="P3">-<text:span text:style-name="T7">garante que o prestador sempre possa fornecer os níveis mínimos de qualidade preestabelecidos. </text:span></text:p>
      <text:p text:style-name="P3"/>
      <text:p text:style-name="P4"/>
      <text:p text:style-name="P2"><text:s text:c="12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7T12:16:48.772000000</meta:creation-date>
    <dc:date>2023-12-27T13:59:39.768000000</dc:date>
    <meta:editing-duration>PT1H42M42S</meta:editing-duration>
    <meta:editing-cycles>17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3" meta:word-count="119" meta:character-count="957" meta:non-whitespace-character-count="719"/>
  </office:meta>
</office:document-meta>
</file>